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>
      <loext:graphic-properties draw:fill="solid" draw:fill-color="#ffffff"/>
      <style:paragraph-properties fo:margin-left="0cm" fo:margin-right="1.058cm" fo:margin-top="0cm" fo:margin-bottom="0cm" style:contextual-spacing="false" fo:text-indent="0cm" style:auto-text-indent="false" fo:background-color="#ffffff"/>
    </style:style>
    <style:style style:name="P2" style:family="paragraph" style:parent-style-name="Heading_20_2">
      <loext:graphic-properties draw:fill="solid" draw:fill-color="#ffffff"/>
      <style:paragraph-properties fo:margin-left="0cm" fo:margin-right="1.058cm" fo:margin-top="0cm" fo:margin-bottom="0cm" style:contextual-spacing="false" fo:text-indent="0cm" style:auto-text-indent="false" fo:background-color="#ffffff"/>
      <style:text-properties fo:color="#000000" loext:opacity="100%" style:font-name="Calibri Light" fo:font-size="11pt" fo:font-weight="normal" style:font-size-asian="11pt" style:font-weight-asian="normal" style:font-name-complex="Calibri Light1" style:font-size-complex="11pt" style:font-weight-complex="normal"/>
    </style:style>
    <style:style style:name="P3" style:family="paragraph" style:parent-style-name="Standard">
      <loext:graphic-properties draw:fill="solid" draw:fill-color="#ffffff"/>
      <style:paragraph-properties fo:background-color="#ffffff"/>
    </style:style>
    <style:style style:name="P4" style:family="paragraph" style:parent-style-name="Heading_20_2">
      <loext:graphic-properties draw:fill="solid" draw:fill-color="#ffffff"/>
      <style:paragraph-properties fo:margin-left="0cm" fo:margin-right="1.058cm" fo:margin-top="0cm" fo:margin-bottom="0cm" style:contextual-spacing="false" fo:line-height="100%" fo:text-indent="0cm" style:auto-text-indent="false" fo:background-color="#ffffff"/>
      <style:text-properties fo:font-weight="bold" officeooo:rsid="000f7d66" officeooo:paragraph-rsid="000f7d66" style:font-weight-asian="bold" style:font-weight-complex="bold"/>
    </style:style>
    <style:style style:name="P5" style:family="paragraph" style:parent-style-name="Standard">
      <loext:graphic-properties draw:fill="solid" draw:fill-color="#ffffff"/>
      <style:paragraph-properties fo:background-color="#ffffff"/>
      <style:text-properties fo:color="#000000" loext:opacity="100%" style:font-name="Calibri Light" style:font-name-complex="Calibri Light1"/>
    </style:style>
    <style:style style:name="P6" style:family="paragraph" style:parent-style-name="Standard" style:list-style-name="">
      <loext:graphic-properties draw:fill="solid" draw:fill-color="#ffffff"/>
      <style:paragraph-properties fo:margin-left="0cm" fo:margin-right="1.058cm" fo:margin-top="0cm" fo:margin-bottom="0cm" style:contextual-spacing="false" fo:line-height="100%" fo:text-indent="0cm" style:auto-text-indent="false" fo:background-color="#ffffff"/>
      <style:text-properties fo:color="#000000" loext:opacity="100%" style:font-name="Calibri Light" fo:language="es" fo:country="none" style:font-name-asian="Times New Roman1" style:language-asian="es" style:country-asian="UY" style:font-name-complex="Calibri Light1"/>
    </style:style>
    <style:style style:name="P7" style:family="paragraph" style:parent-style-name="Standard" style:list-style-name="">
      <loext:graphic-properties draw:fill="solid" draw:fill-color="#ffffff"/>
      <style:paragraph-properties fo:margin-left="0cm" fo:margin-right="1.058cm" fo:margin-top="0cm" fo:margin-bottom="0cm" style:contextual-spacing="false" fo:line-height="100%" fo:text-indent="0cm" style:auto-text-indent="false" fo:background-color="#ffffff"/>
      <style:text-properties fo:color="#000000" loext:opacity="100%" style:font-name="Calibri Light" fo:language="es" fo:country="none" officeooo:paragraph-rsid="000d3b7b" style:font-name-asian="Times New Roman1" style:language-asian="es" style:country-asian="UY" style:font-name-complex="Calibri Light1"/>
    </style:style>
    <style:style style:name="P8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style:font-name="Calibri Light" fo:language="es" fo:country="none" style:font-name-asian="Times New Roman1" style:language-asian="es" style:country-asian="UY" style:font-name-complex="Calibri Light1"/>
    </style:style>
    <style:style style:name="P9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style:font-name="Calibri Light" fo:language="es" fo:country="none" officeooo:paragraph-rsid="00132f7b" style:font-name-asian="Times New Roman1" style:language-asian="es" style:country-asian="UY" style:font-name-complex="Calibri Light1"/>
    </style:style>
    <style:style style:name="P10" style:family="paragraph" style:parent-style-name="Standard" style:list-style-name="L2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style:font-name="Calibri Light" fo:language="es" fo:country="none" officeooo:rsid="000d3b7b" officeooo:paragraph-rsid="000d3b7b" style:font-name-asian="Times New Roman1" style:language-asian="es" style:country-asian="UY" style:font-name-complex="Calibri Light1"/>
    </style:style>
    <style:style style:name="P11" style:family="paragraph" style:parent-style-name="Standard" style:list-style-name="L2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style:font-name="Calibri Light" fo:language="es" fo:country="none" officeooo:rsid="000d3b7b" officeooo:paragraph-rsid="00132f7b" style:font-name-asian="Times New Roman1" style:language-asian="es" style:country-asian="UY" style:font-name-complex="Calibri Light1"/>
    </style:style>
    <style:style style:name="P12" style:family="paragraph" style:parent-style-name="Standard" style:list-style-name="L3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style:font-name="Calibri Light" fo:language="es" fo:country="none" officeooo:rsid="000d3b7b" officeooo:paragraph-rsid="000d3b7b" style:font-name-asian="Times New Roman1" style:language-asian="es" style:country-asian="UY" style:font-name-complex="Calibri Light1"/>
    </style:style>
    <style:style style:name="P13" style:family="paragraph" style:parent-style-name="Standard" style:list-style-name="">
      <loext:graphic-properties draw:fill="solid" draw:fill-color="#ffffff"/>
      <style:paragraph-properties fo:margin-left="0cm" fo:margin-right="1.058cm" fo:margin-top="0cm" fo:margin-bottom="0cm" style:contextual-spacing="false" fo:line-height="100%" fo:text-indent="0cm" style:auto-text-indent="false" fo:background-color="#ffffff"/>
      <style:text-properties fo:color="#000000" loext:opacity="100%" style:font-name="Calibri Light" fo:language="es" fo:country="none" officeooo:rsid="000de3c9" officeooo:paragraph-rsid="000d3b7b" style:font-name-asian="Times New Roman1" style:language-asian="es" style:country-asian="UY" style:font-name-complex="Calibri Light1"/>
    </style:style>
    <style:style style:name="P14" style:family="paragraph" style:parent-style-name="Standard" style:list-style-name="">
      <loext:graphic-properties draw:fill="solid" draw:fill-color="#ffffff"/>
      <style:paragraph-properties fo:margin-left="0cm" fo:margin-right="1.058cm" fo:margin-top="0cm" fo:margin-bottom="0cm" style:contextual-spacing="false" fo:line-height="100%" fo:text-indent="0cm" style:auto-text-indent="false" fo:background-color="#ffffff"/>
      <style:text-properties fo:color="#000000" loext:opacity="100%" style:font-name="Calibri Light" fo:language="es" fo:country="none" officeooo:rsid="000de3c9" officeooo:paragraph-rsid="000de3c9" style:font-name-asian="Times New Roman1" style:language-asian="es" style:country-asian="UY" style:font-name-complex="Calibri Light1"/>
    </style:style>
    <style:style style:name="P15" style:family="paragraph" style:parent-style-name="Standard" style:list-style-name="L5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style:font-name="Calibri Light" fo:language="es" fo:country="none" officeooo:rsid="000de3c9" officeooo:paragraph-rsid="000de3c9" style:font-name-asian="Times New Roman1" style:language-asian="es" style:country-asian="UY" style:font-name-complex="Calibri Light1"/>
    </style:style>
    <style:style style:name="P16" style:family="paragraph" style:parent-style-name="Standard" style:list-style-name="L6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style:font-name="Calibri Light" fo:language="es" fo:country="none" officeooo:rsid="000de3c9" officeooo:paragraph-rsid="000de3c9" style:font-name-asian="Times New Roman1" style:language-asian="es" style:country-asian="UY" style:font-name-complex="Calibri Light1"/>
    </style:style>
    <style:style style:name="P17" style:family="paragraph" style:parent-style-name="Standard" style:list-style-name="">
      <loext:graphic-properties draw:fill="solid" draw:fill-color="#ffffff"/>
      <style:paragraph-properties fo:margin-left="0cm" fo:margin-right="1.058cm" fo:margin-top="0cm" fo:margin-bottom="0cm" style:contextual-spacing="false" fo:line-height="100%" fo:text-indent="0cm" style:auto-text-indent="false" fo:background-color="#ffffff"/>
      <style:text-properties fo:color="#000000" loext:opacity="100%" style:font-name="Calibri Light" fo:language="es" fo:country="none" officeooo:rsid="000f7c38" officeooo:paragraph-rsid="000f7c38" style:font-name-asian="Times New Roman1" style:language-asian="es" style:country-asian="UY" style:font-name-complex="Calibri Light1"/>
    </style:style>
    <style:style style:name="P18" style:family="paragraph" style:parent-style-name="Standard" style:list-style-name="L6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style:font-name="Calibri Light" fo:language="es" fo:country="none" officeooo:rsid="000f7c38" officeooo:paragraph-rsid="000de3c9" style:font-name-asian="Times New Roman1" style:language-asian="es" style:country-asian="UY" style:font-name-complex="Calibri Light1"/>
    </style:style>
    <style:style style:name="P19" style:family="paragraph" style:parent-style-name="Standard" style:list-style-name="L7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style:font-name="Calibri Light" fo:language="es" fo:country="none" officeooo:rsid="000f7c38" officeooo:paragraph-rsid="000f7c38" style:font-name-asian="Times New Roman1" style:language-asian="es" style:country-asian="UY" style:font-name-complex="Calibri Light1"/>
    </style:style>
    <style:style style:name="P20" style:family="paragraph" style:parent-style-name="Standard" style:list-style-name="">
      <loext:graphic-properties draw:fill="solid" draw:fill-color="#ffffff"/>
      <style:paragraph-properties fo:margin-left="0cm" fo:margin-right="1.058cm" fo:margin-top="0cm" fo:margin-bottom="0cm" style:contextual-spacing="false" fo:line-height="100%" fo:text-indent="0cm" style:auto-text-indent="false" fo:background-color="#ffffff"/>
      <style:text-properties fo:color="#000000" loext:opacity="100%" style:font-name="Calibri Light" fo:language="es" fo:country="none" officeooo:rsid="000f7d66" officeooo:paragraph-rsid="000f7c38" style:font-name-asian="Times New Roman1" style:language-asian="es" style:country-asian="UY" style:font-name-complex="Calibri Light1"/>
    </style:style>
    <style:style style:name="P21" style:family="paragraph" style:parent-style-name="Standard" style:list-style-name="">
      <loext:graphic-properties draw:fill="solid" draw:fill-color="#ffffff"/>
      <style:paragraph-properties fo:margin-left="0cm" fo:margin-right="1.058cm" fo:margin-top="0cm" fo:margin-bottom="0cm" style:contextual-spacing="false" fo:line-height="100%" fo:text-indent="0cm" style:auto-text-indent="false" fo:background-color="#ffffff"/>
      <style:text-properties fo:color="#000000" loext:opacity="100%" style:font-name="Calibri Light" fo:language="es" fo:country="none" officeooo:rsid="000f7d66" officeooo:paragraph-rsid="000f7d66" style:font-name-asian="Times New Roman1" style:language-asian="es" style:country-asian="UY" style:font-name-complex="Calibri Light1"/>
    </style:style>
    <style:style style:name="P22" style:family="paragraph" style:parent-style-name="Standard" style:list-style-name="L7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style:font-name="Calibri Light" fo:language="es" fo:country="none" officeooo:rsid="000f7d66" officeooo:paragraph-rsid="000f7c38" style:font-name-asian="Times New Roman1" style:language-asian="es" style:country-asian="UY" style:font-name-complex="Calibri Light1"/>
    </style:style>
    <style:style style:name="P23" style:family="paragraph" style:parent-style-name="Standard" style:list-style-name="L8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style:font-name="Calibri Light" fo:language="es" fo:country="none" officeooo:rsid="000f7d66" officeooo:paragraph-rsid="000f7d66" style:font-name-asian="Times New Roman1" style:language-asian="es" style:country-asian="UY" style:font-name-complex="Calibri Light1"/>
    </style:style>
    <style:style style:name="P24" style:family="paragraph" style:parent-style-name="Standard" style:list-style-name="">
      <loext:graphic-properties draw:fill="solid" draw:fill-color="#ffffff"/>
      <style:paragraph-properties fo:margin-left="0cm" fo:margin-right="1.058cm" fo:margin-top="0cm" fo:margin-bottom="0cm" style:contextual-spacing="false" fo:line-height="100%" fo:text-indent="0cm" style:auto-text-indent="false" fo:background-color="#ffffff"/>
      <style:text-properties fo:color="#000000" loext:opacity="100%" style:font-name="Calibri Light" fo:language="es" fo:country="none" officeooo:rsid="0010e048" officeooo:paragraph-rsid="000f7d66" style:font-name-asian="Times New Roman1" style:language-asian="es" style:country-asian="UY" style:font-name-complex="Calibri Light1"/>
    </style:style>
    <style:style style:name="P25" style:family="paragraph" style:parent-style-name="Standard" style:list-style-name="">
      <loext:graphic-properties draw:fill="solid" draw:fill-color="#ffffff"/>
      <style:paragraph-properties fo:margin-left="0cm" fo:margin-right="1.058cm" fo:margin-top="0cm" fo:margin-bottom="0cm" style:contextual-spacing="false" fo:line-height="100%" fo:text-indent="0cm" style:auto-text-indent="false" fo:background-color="#ffffff"/>
      <style:text-properties fo:color="#000000" loext:opacity="100%" style:font-name="Calibri Light" fo:language="es" fo:country="none" officeooo:rsid="0010e048" officeooo:paragraph-rsid="0010e048" style:font-name-asian="Times New Roman1" style:language-asian="es" style:country-asian="UY" style:font-name-complex="Calibri Light1"/>
    </style:style>
    <style:style style:name="P26" style:family="paragraph" style:parent-style-name="Standard" style:list-style-name="L9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style:font-name="Calibri Light" fo:language="es" fo:country="none" officeooo:rsid="0010e048" officeooo:paragraph-rsid="000f7d66" style:font-name-asian="Times New Roman1" style:language-asian="es" style:country-asian="UY" style:font-name-complex="Calibri Light1"/>
    </style:style>
    <style:style style:name="P27" style:family="paragraph" style:parent-style-name="Standard" style:list-style-name="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style:font-name="Calibri Light" fo:language="es" fo:country="none" officeooo:rsid="00120bdb" officeooo:paragraph-rsid="0010e048" style:font-name-asian="Times New Roman1" style:language-asian="es" style:country-asian="UY" style:font-name-complex="Calibri Light1"/>
    </style:style>
    <style:style style:name="P28" style:family="paragraph" style:parent-style-name="Standard" style:list-style-name="L10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style:font-name="Calibri Light" fo:language="es" fo:country="none" officeooo:rsid="00120bdb" officeooo:paragraph-rsid="0010e048" style:font-name-asian="Times New Roman1" style:language-asian="es" style:country-asian="UY" style:font-name-complex="Calibri Light1"/>
    </style:style>
    <style:style style:name="P29" style:family="paragraph" style:parent-style-name="Standard" style:list-style-name="">
      <loext:graphic-properties draw:fill="solid" draw:fill-color="#ffffff"/>
      <style:paragraph-properties fo:margin-left="0cm" fo:margin-right="1.058cm" fo:margin-top="0cm" fo:margin-bottom="0cm" style:contextual-spacing="false" fo:line-height="100%" fo:text-indent="0cm" style:auto-text-indent="false" fo:background-color="#ffffff"/>
      <style:text-properties fo:color="#000000" loext:opacity="100%" style:font-name="Calibri Light" fo:language="es" fo:country="none" officeooo:rsid="00132f7b" officeooo:paragraph-rsid="00132f7b" style:font-name-asian="Times New Roman1" style:language-asian="es" style:country-asian="UY" style:font-name-complex="Calibri Light1"/>
    </style:style>
    <style:style style:name="P30" style:family="paragraph" style:parent-style-name="Standard" style:list-style-name="L11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style:font-name="Calibri Light" fo:language="es" fo:country="none" officeooo:rsid="00132f7b" officeooo:paragraph-rsid="00132f7b" style:font-name-asian="Times New Roman1" style:language-asian="es" style:country-asian="UY" style:font-name-complex="Calibri Light1"/>
    </style:style>
    <style:style style:name="P31" style:family="paragraph" style:parent-style-name="Standard" style:list-style-name="L12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style:font-name="Calibri Light" fo:language="es" fo:country="none" officeooo:rsid="00132f7b" officeooo:paragraph-rsid="00132f7b" style:font-name-asian="Times New Roman1" style:language-asian="es" style:country-asian="UY" style:font-name-complex="Calibri Light1"/>
    </style:style>
    <style:style style:name="P32" style:family="paragraph" style:parent-style-name="Standard" style:list-style-name="">
      <loext:graphic-properties draw:fill="solid" draw:fill-color="#ffffff"/>
      <style:paragraph-properties fo:margin-left="0cm" fo:margin-right="1.058cm" fo:margin-top="0cm" fo:margin-bottom="0cm" style:contextual-spacing="false" fo:line-height="100%" fo:text-indent="0cm" style:auto-text-indent="false" fo:background-color="#ffffff"/>
      <style:text-properties fo:color="#000000" loext:opacity="100%" style:font-name="Calibri Light" fo:language="es" fo:country="none" fo:font-weight="bold" officeooo:rsid="000f7d66" officeooo:paragraph-rsid="000f7d66" style:font-name-asian="Times New Roman1" style:language-asian="es" style:country-asian="UY" style:font-weight-asian="bold" style:font-name-complex="Calibri Light1" style:font-weight-complex="bold"/>
    </style:style>
    <style:style style:name="P33" style:family="paragraph" style:parent-style-name="Standard" style:list-style-name="">
      <loext:graphic-properties draw:fill="solid" draw:fill-color="#ffffff"/>
      <style:paragraph-properties fo:margin-left="0cm" fo:margin-right="1.058cm" fo:margin-top="0cm" fo:margin-bottom="0cm" style:contextual-spacing="false" fo:line-height="100%" fo:text-indent="0cm" style:auto-text-indent="false" fo:background-color="#ffffff"/>
      <style:text-properties fo:color="#000000" loext:opacity="100%" style:font-name="Calibri Light" fo:language="es" fo:country="none" fo:font-weight="bold" style:font-name-asian="Times New Roman1" style:language-asian="es" style:country-asian="UY" style:font-weight-asian="bold" style:font-name-complex="Calibri Light1" style:font-weight-complex="bold"/>
    </style:style>
    <style:style style:name="P34" style:family="paragraph" style:parent-style-name="Standard" style:list-style-name="">
      <loext:graphic-properties draw:fill="solid" draw:fill-color="#ffffff"/>
      <style:paragraph-properties fo:margin-left="0cm" fo:margin-right="1.058cm" fo:margin-top="0cm" fo:margin-bottom="0cm" style:contextual-spacing="false" fo:line-height="100%" fo:text-indent="0cm" style:auto-text-indent="false" fo:background-color="#ffffff"/>
      <style:text-properties fo:color="#000000" loext:opacity="100%" style:font-name="Calibri Light" fo:language="es" fo:country="none" fo:font-weight="normal" officeooo:rsid="000f7d66" officeooo:paragraph-rsid="000f7d66" style:font-name-asian="Times New Roman1" style:language-asian="es" style:country-asian="UY" style:font-weight-asian="normal" style:font-name-complex="Calibri Light1" style:font-weight-complex="normal"/>
    </style:style>
    <style:style style:name="P35" style:family="paragraph" style:parent-style-name="Standard" style:list-style-name="">
      <loext:graphic-properties draw:fill="solid" draw:fill-color="#ffffff"/>
      <style:paragraph-properties fo:margin-left="0cm" fo:margin-right="1.058cm" fo:margin-top="0cm" fo:margin-bottom="0cm" style:contextual-spacing="false" fo:line-height="100%" fo:text-indent="0cm" style:auto-text-indent="false" fo:background-color="#ffffff"/>
      <style:text-properties fo:color="#000000" loext:opacity="100%" style:font-name="Calibri Light" fo:language="es" fo:country="none" fo:font-weight="normal" officeooo:rsid="00132f7b" officeooo:paragraph-rsid="00132f7b" style:font-name-asian="Times New Roman1" style:language-asian="es" style:country-asian="UY" style:font-weight-asian="normal" style:font-name-complex="Calibri Light1" style:font-weight-complex="normal"/>
    </style:style>
    <style:style style:name="P36" style:family="paragraph" style:parent-style-name="Standard" style:list-style-name="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style:font-name="Calibri Light" fo:language="es" fo:country="none" fo:font-weight="normal" officeooo:rsid="00132f7b" officeooo:paragraph-rsid="00132f7b" style:font-name-asian="Times New Roman1" style:language-asian="es" style:country-asian="UY" style:font-weight-asian="normal" style:font-name-complex="Calibri Light1" style:font-weight-complex="normal"/>
    </style:style>
    <style:style style:name="P37" style:family="paragraph" style:parent-style-name="Standard" style:list-style-name="L13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style:font-name="Calibri Light" fo:language="es" fo:country="none" fo:font-weight="normal" officeooo:rsid="00132f7b" officeooo:paragraph-rsid="00132f7b" style:font-name-asian="Times New Roman1" style:language-asian="es" style:country-asian="UY" style:font-weight-asian="normal" style:font-name-complex="Calibri Light1" style:font-weight-complex="normal"/>
    </style:style>
    <style:style style:name="P38" style:family="paragraph" style:parent-style-name="Standard" style:list-style-name="L14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style:font-name="Calibri Light" fo:language="es" fo:country="none" fo:font-weight="normal" officeooo:rsid="00132f7b" officeooo:paragraph-rsid="00132f7b" style:font-name-asian="Times New Roman1" style:language-asian="es" style:country-asian="UY" style:font-weight-asian="normal" style:font-name-complex="Calibri Light1" style:font-weight-complex="normal"/>
    </style:style>
    <style:style style:name="P39" style:family="paragraph" style:parent-style-name="Standard" style:list-style-name="L14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style:font-name="Calibri Light" fo:language="es" fo:country="none" fo:font-weight="normal" officeooo:rsid="0013e96f" officeooo:paragraph-rsid="0013e96f" style:font-name-asian="Times New Roman1" style:language-asian="es" style:country-asian="UY" style:font-weight-asian="normal" style:font-name-complex="Calibri Light1" style:font-weight-complex="normal"/>
    </style:style>
    <style:style style:name="P40" style:family="paragraph" style:parent-style-name="Standard" style:list-style-name="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style:font-name="Calibri Light" fo:language="es" fo:country="none" fo:font-weight="normal" officeooo:rsid="0013e96f" officeooo:paragraph-rsid="0013e96f" style:font-name-asian="Times New Roman1" style:language-asian="es" style:country-asian="UY" style:font-weight-asian="normal" style:font-name-complex="Calibri Light1" style:font-weight-complex="normal"/>
    </style:style>
    <style:style style:name="P41" style:family="paragraph" style:parent-style-name="Standard" style:list-style-name="L15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style:font-name="Calibri Light" fo:language="es" fo:country="none" fo:font-weight="normal" officeooo:rsid="0013e96f" officeooo:paragraph-rsid="0013e96f" style:font-name-asian="Times New Roman1" style:language-asian="es" style:country-asian="UY" style:font-weight-asian="normal" style:font-name-complex="Calibri Light1" style:font-weight-complex="normal"/>
    </style:style>
    <style:style style:name="P42" style:family="paragraph" style:parent-style-name="Standard" style:list-style-name="L16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style:font-name="Calibri Light" fo:language="es" fo:country="none" fo:font-weight="normal" officeooo:rsid="0013e96f" officeooo:paragraph-rsid="0013e96f" style:font-name-asian="Times New Roman1" style:language-asian="es" style:country-asian="UY" style:font-weight-asian="normal" style:font-name-complex="Calibri Light1" style:font-weight-complex="normal"/>
    </style:style>
    <style:style style:name="P43" style:family="paragraph" style:parent-style-name="Standard" style:list-style-name="">
      <loext:graphic-properties draw:fill="solid" draw:fill-color="#ffffff"/>
      <style:paragraph-properties fo:margin-left="0cm" fo:margin-right="1.058cm" fo:margin-top="0cm" fo:margin-bottom="0cm" style:contextual-spacing="false" fo:line-height="100%" fo:text-indent="0cm" style:auto-text-indent="false" fo:background-color="#ffffff"/>
      <style:text-properties officeooo:paragraph-rsid="000d3b7b"/>
    </style:style>
    <style:style style:name="P44" style:family="paragraph" style:parent-style-name="Standard" style:list-style-name="L2">
      <loext:graphic-properties draw:fill="solid" draw:fill-color="#ffffff"/>
      <style:paragraph-properties fo:margin-top="0cm" fo:margin-bottom="0cm" style:contextual-spacing="false" fo:line-height="100%" fo:background-color="#ffffff"/>
      <style:text-properties officeooo:paragraph-rsid="000d3b7b"/>
    </style:style>
    <style:style style:name="P45" style:family="paragraph" style:parent-style-name="Standard" style:list-style-name="L3">
      <loext:graphic-properties draw:fill="solid" draw:fill-color="#ffffff"/>
      <style:paragraph-properties fo:margin-top="0cm" fo:margin-bottom="0cm" style:contextual-spacing="false" fo:line-height="100%" fo:background-color="#ffffff"/>
      <style:text-properties officeooo:paragraph-rsid="000d3b7b"/>
    </style:style>
    <style:style style:name="P46" style:family="paragraph" style:parent-style-name="Standard" style:list-style-name="L4">
      <loext:graphic-properties draw:fill="solid" draw:fill-color="#ffffff"/>
      <style:paragraph-properties fo:margin-top="0cm" fo:margin-bottom="0cm" style:contextual-spacing="false" fo:line-height="100%" fo:background-color="#ffffff"/>
      <style:text-properties officeooo:paragraph-rsid="000d3b7b"/>
    </style:style>
    <style:style style:name="P47" style:family="paragraph" style:parent-style-name="Standard" style:list-style-name="L6">
      <loext:graphic-properties draw:fill="solid" draw:fill-color="#ffffff"/>
      <style:paragraph-properties fo:margin-top="0cm" fo:margin-bottom="0cm" style:contextual-spacing="false" fo:line-height="100%" fo:background-color="#ffffff"/>
      <style:text-properties officeooo:rsid="000de3c9" officeooo:paragraph-rsid="000de3c9"/>
    </style:style>
    <style:style style:name="P48" style:family="paragraph" style:parent-style-name="Standard" style:list-style-name="L7">
      <loext:graphic-properties draw:fill="solid" draw:fill-color="#ffffff"/>
      <style:paragraph-properties fo:margin-top="0cm" fo:margin-bottom="0cm" style:contextual-spacing="false" fo:line-height="100%" fo:background-color="#ffffff"/>
      <style:text-properties officeooo:rsid="000f7c38" officeooo:paragraph-rsid="000f7c38"/>
    </style:style>
    <style:style style:name="P49" style:family="paragraph" style:parent-style-name="Standard" style:list-style-name="L9">
      <loext:graphic-properties draw:fill="solid" draw:fill-color="#ffffff"/>
      <style:paragraph-properties fo:margin-top="0cm" fo:margin-bottom="0cm" style:contextual-spacing="false" fo:line-height="100%" fo:background-color="#ffffff"/>
      <style:text-properties officeooo:rsid="000f7d66" officeooo:paragraph-rsid="000f7d66"/>
    </style:style>
    <style:style style:name="P50" style:family="paragraph" style:parent-style-name="Standard" style:list-style-name="L10">
      <loext:graphic-properties draw:fill="solid" draw:fill-color="#ffffff"/>
      <style:paragraph-properties fo:margin-top="0cm" fo:margin-bottom="0cm" style:contextual-spacing="false" fo:line-height="100%" fo:background-color="#ffffff"/>
      <style:text-properties officeooo:rsid="0010e048" officeooo:paragraph-rsid="0010e048"/>
    </style:style>
    <style:style style:name="P51" style:family="paragraph" style:parent-style-name="Standard" style:list-style-name="">
      <loext:graphic-properties draw:fill="solid" draw:fill-color="#ffffff"/>
      <style:paragraph-properties fo:margin-left="0cm" fo:margin-right="1.058cm" fo:margin-top="0cm" fo:margin-bottom="0cm" style:contextual-spacing="false" fo:line-height="100%" fo:text-indent="0cm" style:auto-text-indent="false" fo:background-color="#ffffff"/>
      <style:text-properties fo:font-weight="bold" officeooo:paragraph-rsid="000de3c9" style:font-weight-asian="bold" style:font-weight-complex="bold"/>
    </style:style>
    <style:style style:name="T1" style:family="text">
      <style:text-properties fo:color="#000000" loext:opacity="100%" style:font-name="Calibri Light" style:font-name-complex="Calibri Light1"/>
    </style:style>
    <style:style style:name="T2" style:family="text">
      <style:text-properties fo:color="#000000" loext:opacity="100%" style:font-name="Calibri Light" fo:font-size="11pt" fo:font-weight="normal" style:font-size-asian="11pt" style:font-weight-asian="normal" style:font-name-complex="Calibri Light1" style:font-size-complex="11pt" style:font-weight-complex="normal"/>
    </style:style>
    <style:style style:name="T3" style:family="text">
      <style:text-properties fo:color="#000000" loext:opacity="100%" style:font-name="Calibri Light" fo:font-size="11pt" fo:font-weight="normal" officeooo:rsid="000e5a52" style:font-size-asian="11pt" style:font-weight-asian="normal" style:font-name-complex="Calibri Light1" style:font-size-complex="11pt" style:font-weight-complex="normal"/>
    </style:style>
    <style:style style:name="T4" style:family="text">
      <style:text-properties fo:color="#000000" loext:opacity="100%" style:font-name="Calibri Light" fo:font-size="11pt" fo:language="es" fo:country="none" style:font-name-asian="Times New Roman1" style:font-size-asian="11pt" style:language-asian="es" style:country-asian="UY" style:font-name-complex="Calibri Light1" style:font-size-complex="11pt"/>
    </style:style>
    <style:style style:name="T5" style:family="text">
      <style:text-properties fo:color="#000000" loext:opacity="100%" style:font-name="Calibri Light" fo:font-size="11pt" fo:language="es" fo:country="none" officeooo:rsid="000e5a52" style:font-name-asian="Times New Roman1" style:font-size-asian="11pt" style:language-asian="es" style:country-asian="UY" style:font-name-complex="Calibri Light1" style:font-size-complex="11pt"/>
    </style:style>
    <style:style style:name="T6" style:family="text">
      <style:text-properties fo:color="#000000" loext:opacity="100%" style:font-name="Calibri Light" fo:language="es" fo:country="none" style:font-name-asian="Times New Roman1" style:language-asian="es" style:country-asian="UY" style:font-name-complex="Calibri Light1"/>
    </style:style>
    <style:style style:name="T7" style:family="text">
      <style:text-properties fo:color="#000000" loext:opacity="100%" style:font-name="Calibri Light" fo:language="es" fo:country="none" officeooo:rsid="000d3b7b" style:font-name-asian="Times New Roman1" style:language-asian="es" style:country-asian="UY" style:font-name-complex="Calibri Light1"/>
    </style:style>
    <style:style style:name="T8" style:family="text">
      <style:text-properties fo:color="#000000" loext:opacity="100%" style:font-name="Calibri Light" fo:language="es" fo:country="none" officeooo:rsid="000de3c9" style:font-name-asian="Times New Roman1" style:language-asian="es" style:country-asian="UY" style:font-name-complex="Calibri Light1"/>
    </style:style>
    <style:style style:name="T9" style:family="text">
      <style:text-properties fo:color="#000000" loext:opacity="100%" style:font-name="Calibri Light" fo:language="es" fo:country="none" officeooo:rsid="000f7c38" style:font-name-asian="Times New Roman1" style:language-asian="es" style:country-asian="UY" style:font-name-complex="Calibri Light1"/>
    </style:style>
    <style:style style:name="T10" style:family="text">
      <style:text-properties fo:color="#000000" loext:opacity="100%" style:font-name="Calibri Light" fo:language="es" fo:country="none" officeooo:rsid="000f7d66" style:font-name-asian="Times New Roman1" style:language-asian="es" style:country-asian="UY" style:font-name-complex="Calibri Light1"/>
    </style:style>
    <style:style style:name="T11" style:family="text">
      <style:text-properties fo:color="#000000" loext:opacity="100%" style:font-name="Calibri Light" fo:language="es" fo:country="none" officeooo:rsid="0010e048" style:font-name-asian="Times New Roman1" style:language-asian="es" style:country-asian="UY" style:font-name-complex="Calibri Light1"/>
    </style:style>
    <style:style style:name="T12" style:family="text">
      <style:text-properties fo:color="#000000" loext:opacity="100%" style:font-name="Calibri Light" fo:language="es" fo:country="none" officeooo:rsid="00120bdb" style:font-name-asian="Times New Roman1" style:language-asian="es" style:country-asian="UY" style:font-name-complex="Calibri Light1"/>
    </style:style>
    <style:style style:name="T13" style:family="text">
      <style:text-properties fo:color="#000000" loext:opacity="100%" style:font-name="Calibri Light" fo:language="es" fo:country="none" officeooo:rsid="00132f7b" style:font-name-asian="Times New Roman1" style:language-asian="es" style:country-asian="UY" style:font-name-complex="Calibri Light1"/>
    </style:style>
    <style:style style:name="T14" style:family="text">
      <style:text-properties officeooo:rsid="00132f7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NALISIS DE LA COMPETENCIA:</text:p>
      <text:p text:style-name="P5"/>
      <text:p text:style-name="P5">.Alto control</text:p>
      <text:p text:style-name="P3"><text:span text:style-name="T1">.VAIRIX S</text:span><text:bookmark text:name="_GoBack"/><text:span text:style-name="T1">oftware Development</text:span></text:p>
      <text:h text:style-name="P1" text:outline-level="2"><text:span text:style-name="T2">.</text:span><text:span text:style-name="T3">S</text:span><text:span text:style-name="T2">aico</text:span></text:h>
      <text:h text:style-name="P2" text:outline-level="2"/>
      <text:h text:style-name="P6" text:outline-level="2">.THESE (The Software Evolution)</text:h>
      <text:h text:style-name="P6" text:outline-level="2"/>
      <text:h text:style-name="P6" text:outline-level="2"/>
      <text:h text:style-name="P6" text:outline-level="2">F: fortaleza</text:h>
      <text:h text:style-name="P6" text:outline-level="2">O: oportunidades</text:h>
      <text:h text:style-name="P6" text:outline-level="2">D: debilidades</text:h>
      <text:h text:style-name="P6" text:outline-level="2">A: amenazas</text:h>
      <text:h text:style-name="P6" text:outline-level="2"/>
      <text:h text:style-name="P6" text:outline-level="2"/>
      <text:h text:style-name="P33" text:outline-level="2">Alto control</text:h>
      <text:h text:style-name="P6" text:outline-level="2"/>
      <text:h text:style-name="P6" text:outline-level="2">Fortalezas: </text:h>
      <text:h text:style-name="P6" text:outline-level="2"/>
      <text:list xml:id="list3675949796" text:style-name="L1">
        <text:list-item>
          <text:h text:style-name="P8" text:outline-level="2">Empresa confiable en el mercado.</text:h>
        </text:list-item>
        <text:list-item>
          <text:h text:style-name="P8" text:outline-level="2">Tiene una localidad ubicada estratégicamente y bien posicionada. </text:h>
        </text:list-item>
        <text:list-item>
          <text:h text:style-name="P9" text:outline-level="2">Posee recursos informático/ tecnológicos de alta calidad .</text:h>
        </text:list-item>
        <text:list-item>
          <text:h text:style-name="P9" text:outline-level="2">Capital humano de calidad.</text:h>
          <text:h text:style-name="P8" text:outline-level="2"/>
        </text:list-item>
      </text:list>
      <text:h text:style-name="P7" text:outline-level="2">Oportunidades: </text:h>
      <text:h text:style-name="P7" text:outline-level="2"/>
      <text:list xml:id="list2034844059" text:style-name="L2">
        <text:list-item>
          <text:h text:style-name="P44" text:outline-level="2"><text:span text:style-name="T7">Localidad con precio accecible </text:span></text:h>
        </text:list-item>
        <text:list-item>
          <text:h text:style-name="P11" text:outline-level="2">No se encuentra cerca de la competencia </text:h>
        </text:list-item>
        <text:list-item>
          <text:h text:style-name="P10" text:outline-level="2">Potenciales socios </text:h>
        </text:list-item>
        <text:list-item>
          <text:h text:style-name="P10" text:outline-level="2">Los socios comparten la misión y visión de la empresa</text:h>
        </text:list-item>
      </text:list>
      <text:h text:style-name="P7" text:outline-level="2"/>
      <text:h text:style-name="P6" text:outline-level="2"/>
      <text:h text:style-name="P7" text:outline-level="2">Debilidades: </text:h>
      <text:h text:style-name="P7" text:outline-level="2"/>
      <text:list xml:id="list2856401688" text:style-name="L3">
        <text:list-item>
          <text:h text:style-name="P45" text:outline-level="2"><text:span text:style-name="T7">Ataques ciberneticos para los cuales la empresa no esta preparada</text:span></text:h>
        </text:list-item>
        <text:list-item>
          <text:h text:style-name="P12" text:outline-level="2">Falta de organización en la documentación</text:h>
        </text:list-item>
        <text:list-item>
          <text:h text:style-name="P12" text:outline-level="2">Falta de capacitación en los empleados</text:h>
        </text:list-item>
      </text:list>
      <text:h text:style-name="P6" text:outline-level="2"/>
      <text:h text:style-name="P7" text:outline-level="2">Amenazas: </text:h>
      <text:h text:style-name="P7" text:outline-level="2"/>
      <text:list xml:id="list1866471649" text:style-name="L4">
        <text:list-item>
          <text:h text:style-name="P46" text:outline-level="2"><text:span text:style-name="T13">A</text:span><text:span text:style-name="T7">cusaciones de plagio</text:span></text:h>
        </text:list-item>
        <text:list-item>
          <text:h text:style-name="P46" text:outline-level="2"><text:span text:style-name="T8">Competencia potencial </text:span></text:h>
        </text:list-item>
      </text:list>
      <text:h text:style-name="P13" text:outline-level="2"/>
      <text:h text:style-name="P13" text:outline-level="2"/>
      <text:h text:style-name="P13" text:outline-level="2"/>
      <text:h text:style-name="P13" text:outline-level="2"/>
      <text:h text:style-name="P51" text:outline-level="2"><text:span text:style-name="T8">VAIRIX S</text:span><text:bookmark text:name="_GoBack1"/><text:span text:style-name="T8">oftware Development</text:span></text:h>
      <text:h text:style-name="P14" text:outline-level="2"/>
      <text:h text:style-name="P14" text:outline-level="2"/>
      <text:h text:style-name="P14" text:outline-level="2">Forataleza:</text:h>
      <text:h text:style-name="P14" text:outline-level="2"/>
      <text:list xml:id="list1124117260" text:style-name="L5">
        <text:list-item>
          <text:h text:style-name="P15" text:outline-level="2"><text:soft-page-break/>Buena organización </text:h>
        </text:list-item>
        <text:list-item>
          <text:h text:style-name="P15" text:outline-level="2">Personal capacitado </text:h>
        </text:list-item>
      </text:list>
      <text:h text:style-name="P14" text:outline-level="2"/>
      <text:h text:style-name="P14" text:outline-level="2">Oportunidades:</text:h>
      <text:h text:style-name="P14" text:outline-level="2"/>
      <text:list xml:id="list1512534978" text:style-name="L6">
        <text:list-item>
          <text:h text:style-name="P16" text:outline-level="2">Prestamos por parte del estado</text:h>
        </text:list-item>
        <text:list-item>
          <text:h text:style-name="P47" text:outline-level="2"><text:span text:style-name="T9">Nuevos mercados interacionales</text:span></text:h>
          <text:h text:style-name="P18" text:outline-level="2"/>
        </text:list-item>
      </text:list>
      <text:h text:style-name="P17" text:outline-level="2">Debilidades:</text:h>
      <text:h text:style-name="P17" text:outline-level="2"/>
      <text:list xml:id="list3663298913" text:style-name="L7">
        <text:list-item>
          <text:h text:style-name="P19" text:outline-level="2">Mal equipamiento </text:h>
        </text:list-item>
        <text:list-item>
          <text:h text:style-name="P48" text:outline-level="2"><text:span text:style-name="T6">Mayor</text:span><text:span text:style-name="T10">es inversiones economicas </text:span></text:h>
        </text:list-item>
        <text:list-item>
          <text:h text:style-name="P22" text:outline-level="2">Crecimiento de rivales</text:h>
        </text:list-item>
      </text:list>
      <text:h text:style-name="P20" text:outline-level="2"/>
      <text:h text:style-name="P21" text:outline-level="2">Amenazas:</text:h>
      <text:h text:style-name="P21" text:outline-level="2"/>
      <text:list xml:id="list1691619071" text:style-name="L8">
        <text:list-item>
          <text:h text:style-name="P23" text:outline-level="2">Inestabilidad politica </text:h>
        </text:list-item>
        <text:list-item>
          <text:h text:style-name="P23" text:outline-level="2">Aumento del costo de equipamiento</text:h>
        </text:list-item>
        <text:list-item>
          <text:h text:style-name="P23" text:outline-level="2">Surgimiento de mas marcas de software</text:h>
        </text:list-item>
      </text:list>
      <text:h text:style-name="P21" text:outline-level="2"/>
      <text:h text:style-name="P21" text:outline-level="2"/>
      <text:h text:style-name="P21" text:outline-level="2"/>
      <text:h text:style-name="P21" text:outline-level="2"/>
      <text:h text:style-name="P21" text:outline-level="2"/>
      <text:h text:style-name="P4" text:outline-level="2"><text:span text:style-name="T5">S</text:span><text:span text:style-name="T4">aico</text:span></text:h>
      <text:h text:style-name="P32" text:outline-level="2"/>
      <text:h text:style-name="P32" text:outline-level="2"/>
      <text:h text:style-name="P32" text:outline-level="2"/>
      <text:h text:style-name="P32" text:outline-level="2"/>
      <text:h text:style-name="P21" text:outline-level="2">Fortalezas:</text:h>
      <text:h text:style-name="P21" text:outline-level="2"/>
      <text:list xml:id="list2809157689" text:style-name="L9">
        <text:list-item>
          <text:h text:style-name="P49" text:outline-level="2"><text:span text:style-name="T11">Empresa proactiva</text:span></text:h>
        </text:list-item>
        <text:list-item>
          <text:h text:style-name="P26" text:outline-level="2">Buena organización</text:h>
        </text:list-item>
        <text:list-item>
          <text:h text:style-name="P26" text:outline-level="2">Producción de software de calidad</text:h>
        </text:list-item>
      </text:list>
      <text:h text:style-name="P24" text:outline-level="2"/>
      <text:h text:style-name="P25" text:outline-level="2">Oportunidades:</text:h>
      <text:h text:style-name="P25" text:outline-level="2"/>
      <text:list xml:id="list2615869149" text:style-name="L10">
        <text:list-item>
          <text:h text:style-name="P50" text:outline-level="2"><text:span text:style-name="T12">Crecimiento de ingesos</text:span></text:h>
        </text:list-item>
        <text:list-item>
          <text:h text:style-name="P28" text:outline-level="2">Crecimiento de inversiones </text:h>
        </text:list-item>
        <text:list-item>
          <text:h text:style-name="P28" text:outline-level="2"><text:span text:style-name="T14">Aumento en el numero de clientes</text:span></text:h>
        </text:list-item>
      </text:list>
      <text:h text:style-name="P27" text:outline-level="2"/>
      <text:h text:style-name="P29" text:outline-level="2">Debilidades:</text:h>
      <text:h text:style-name="P29" text:outline-level="2"/>
      <text:list xml:id="list886494894" text:style-name="L11">
        <text:list-item>
          <text:h text:style-name="P30" text:outline-level="2">Falta de capacitación con respecto a ataques ciberneticos </text:h>
        </text:list-item>
        <text:list-item>
          <text:h text:style-name="P30" text:outline-level="2">Malas inversiones </text:h>
        </text:list-item>
      </text:list>
      <text:h text:style-name="P29" text:outline-level="2"/>
      <text:h text:style-name="P29" text:outline-level="2">Amenazas:</text:h>
      <text:h text:style-name="P29" text:outline-level="2"/>
      <text:list xml:id="list1666535936" text:style-name="L12">
        <text:list-item>
          <text:h text:style-name="P31" text:outline-level="2">Cercanía con empresas productoras de software</text:h>
        </text:list-item>
        <text:list-item>
          <text:h text:style-name="P31" text:outline-level="2">Cambios políticos </text:h>
        </text:list-item>
        <text:list-item>
          <text:h text:style-name="P31" text:outline-level="2">Contaminación ambiental </text:h>
        </text:list-item>
      </text:list>
      <text:h text:style-name="P25" text:outline-level="2"/>
      <text:h text:style-name="P24" text:outline-level="2"/>
      <text:h text:style-name="P24" text:outline-level="2"/>
      <text:h text:style-name="P24" text:outline-level="2"><text:soft-page-break/></text:h>
      <text:h text:style-name="P21" text:outline-level="2"/>
      <text:h text:style-name="P21" text:outline-level="2"/>
      <text:h text:style-name="P32" text:outline-level="2">THESE (The Software Evolution)</text:h>
      <text:h text:style-name="P32" text:outline-level="2"/>
      <text:h text:style-name="P32" text:outline-level="2"/>
      <text:h text:style-name="P34" text:outline-level="2"/>
      <text:h text:style-name="P35" text:outline-level="2">Fortalezas:</text:h>
      <text:h text:style-name="P35" text:outline-level="2"/>
      <text:list xml:id="list2543908898" text:style-name="L13">
        <text:list-item>
          <text:h text:style-name="P37" text:outline-level="2">Producción de calidad</text:h>
        </text:list-item>
        <text:list-item>
          <text:h text:style-name="P37" text:outline-level="2">Reconocimiento en el mercado</text:h>
        </text:list-item>
        <text:list-item>
          <text:h text:style-name="P37" text:outline-level="2">Personal capacitado</text:h>
        </text:list-item>
      </text:list>
      <text:h text:style-name="P36" text:outline-level="2"/>
      <text:h text:style-name="P36" text:outline-level="2"/>
      <text:h text:style-name="P36" text:outline-level="2">Oportunidades:</text:h>
      <text:h text:style-name="P36" text:outline-level="2"/>
      <text:list xml:id="list4196456553" text:style-name="L14">
        <text:list-item>
          <text:h text:style-name="P38" text:outline-level="2">Localidad con precio accesible</text:h>
        </text:list-item>
        <text:list-item>
          <text:h text:style-name="P39" text:outline-level="2">Inverciones por parte de los asociados a la empresa</text:h>
        </text:list-item>
        <text:list-item>
          <text:h text:style-name="P39" text:outline-level="2">Nuevos posibles locales</text:h>
        </text:list-item>
      </text:list>
      <text:h text:style-name="P40" text:outline-level="2"/>
      <text:h text:style-name="P40" text:outline-level="2"/>
      <text:h text:style-name="P40" text:outline-level="2">Debilidades:</text:h>
      <text:h text:style-name="P40" text:outline-level="2"/>
      <text:list xml:id="list3878798027" text:style-name="L15">
        <text:list-item>
          <text:h text:style-name="P41" text:outline-level="2">Aumento de rivalidad</text:h>
        </text:list-item>
        <text:list-item>
          <text:h text:style-name="P41" text:outline-level="2">Fallas de logistica </text:h>
        </text:list-item>
        <text:list-item>
          <text:h text:style-name="P41" text:outline-level="2">Incremento en el costo para la capacitación de personal</text:h>
        </text:list-item>
      </text:list>
      <text:h text:style-name="P40" text:outline-level="2"/>
      <text:h text:style-name="P40" text:outline-level="2">Amenazas:</text:h>
      <text:h text:style-name="P40" text:outline-level="2"/>
      <text:list xml:id="list2859862919" text:style-name="L16">
        <text:list-item>
          <text:h text:style-name="P42" text:outline-level="2">Surgimiento de nuevos locales cercanos </text:h>
        </text:list-item>
        <text:list-item>
          <text:h text:style-name="P42" text:outline-level="2">Inestabilidad política </text:h>
        </text:list-item>
        <text:list-item>
          <text:h text:style-name="P42" text:outline-level="2">Contaminación ambiental </text:h>
        </text:list-item>
      </text:list>
      <text:h text:style-name="P13" text:outline-level="2"/>
      <text:h text:style-name="P43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UY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UY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Standard" loext:linked-style-name="Título_20_2_20_C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UY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UY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studiantes</meta:initial-creator>
    <meta:editing-cycles>4</meta:editing-cycles>
    <meta:creation-date>2022-07-01T12:22:00</meta:creation-date>
    <dc:date>2022-07-04T09:31:31.134983486</dc:date>
    <meta:editing-duration>PT57M31S</meta:editing-duration>
    <meta:generator>LibreOffice/7.3.4.2$Linux_X86_64 LibreOffice_project/30$Build-2</meta:generator>
    <meta:document-statistic meta:table-count="0" meta:image-count="0" meta:object-count="0" meta:page-count="3" meta:paragraph-count="77" meta:word-count="294" meta:character-count="1906" meta:non-whitespace-character-count="1712"/>
    <meta:user-defined meta:name="AppVersion">16.0000</meta:user-defined>
    <meta:template xlink:type="simple" xlink:actuate="onRequest" xlink:title="Normal.dotm" xlink:href=""/>
  </office:meta>
</office:document-meta>
</file>